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.setFactory( String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.setFactoryPathRef( Reference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.getFactor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.getPreprocess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.setCompile( boolean comp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.getComp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.A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t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.setPreprocessDir( File preprocess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.getAptExec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.createFactory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t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.createO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.setFork( boolean for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.isComp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.setCompiler( String 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O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